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64mm"/>
    </style:style>
    <style:style style:name="co5" style:family="table-column">
      <style:table-column-properties fo:break-before="auto" style:column-width="4.73mm"/>
    </style:style>
    <style:style style:name="co6" style:family="table-column">
      <style:table-column-properties fo:break-before="auto" style:column-width="7.25mm"/>
    </style:style>
    <style:style style:name="co7" style:family="table-column">
      <style:table-column-properties fo:break-before="auto" style:column-width="37.08mm"/>
    </style:style>
    <style:style style:name="co8" style:family="table-column">
      <style:table-column-properties fo:break-before="auto" style:column-width="3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bit" table:style-name="ta1">
        <table:shapes>
          <draw:frame draw:z-index="0" draw:style-name="gr1" draw:text-style-name="P1" svg:width="159.99mm" svg:height="89.99mm" svg:x="82.33mm" svg:y="8.53mm">
            <draw:object draw:notify-on-update-of-ranges="Debit.A1:Debit.A22 Debit.B1:Debit.B22 Debit.A1:Debit.A22 Debit.C1:Debit.C22 Debit.A1:Debit.A22 Debit.D1:Debit.D22 Debit.A1:Debit.A22 Debit.E1:Debit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6" calcext:value-type="float">
            <text:p>876</text:p>
          </table:table-cell>
          <table:table-cell office:value-type="float" office:value="878" calcext:value-type="float">
            <text:p>878</text:p>
          </table:table-cell>
          <table:table-cell office:value-type="float" office:value="5306" calcext:value-type="float">
            <text:p>5306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6" calcext:value-type="float">
            <text:p>1746</text:p>
          </table:table-cell>
          <table:table-cell office:value-type="float" office:value="1767" calcext:value-type="float">
            <text:p>1767</text:p>
          </table:table-cell>
          <table:table-cell office:value-type="float" office:value="5607" calcext:value-type="float">
            <text:p>5607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25" calcext:value-type="float">
            <text:p>2625</text:p>
          </table:table-cell>
          <table:table-cell office:value-type="float" office:value="2651" calcext:value-type="float">
            <text:p>2651</text:p>
          </table:table-cell>
          <table:table-cell office:value-type="float" office:value="5872" calcext:value-type="float">
            <text:p>5872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95" calcext:value-type="float">
            <text:p>3495</text:p>
          </table:table-cell>
          <table:table-cell office:value-type="float" office:value="3542" calcext:value-type="float">
            <text:p>3542</text:p>
          </table:table-cell>
          <table:table-cell office:value-type="float" office:value="6085" calcext:value-type="float">
            <text:p>6085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69" calcext:value-type="float">
            <text:p>4369</text:p>
          </table:table-cell>
          <table:table-cell office:value-type="float" office:value="4430" calcext:value-type="float">
            <text:p>4430</text:p>
          </table:table-cell>
          <table:table-cell office:value-type="float" office:value="6182" calcext:value-type="float">
            <text:p>6182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79" calcext:value-type="float">
            <text:p>4479</text:p>
          </table:table-cell>
          <table:table-cell office:value-type="float" office:value="5324" calcext:value-type="float">
            <text:p>5324</text:p>
          </table:table-cell>
          <table:table-cell office:value-type="float" office:value="6252" calcext:value-type="float">
            <text:p>6252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79" calcext:value-type="float">
            <text:p>4479</text:p>
          </table:table-cell>
          <table:table-cell office:value-type="float" office:value="6227" calcext:value-type="float">
            <text:p>6227</text:p>
          </table:table-cell>
          <table:table-cell office:value-type="float" office:value="6318" calcext:value-type="float">
            <text:p>6318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79" calcext:value-type="float">
            <text:p>4479</text:p>
          </table:table-cell>
          <table:table-cell office:value-type="float" office:value="7129" calcext:value-type="float">
            <text:p>7129</text:p>
          </table:table-cell>
          <table:table-cell office:value-type="float" office:value="6391" calcext:value-type="float">
            <text:p>6391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80" calcext:value-type="float">
            <text:p>4480</text:p>
          </table:table-cell>
          <table:table-cell office:value-type="float" office:value="7911" calcext:value-type="float">
            <text:p>7911</text:p>
          </table:table-cell>
          <table:table-cell office:value-type="float" office:value="6464" calcext:value-type="float">
            <text:p>6464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80" calcext:value-type="float">
            <text:p>4480</text:p>
          </table:table-cell>
          <table:table-cell office:value-type="float" office:value="8082" calcext:value-type="float">
            <text:p>8082</text:p>
          </table:table-cell>
          <table:table-cell office:value-type="float" office:value="6540" calcext:value-type="float">
            <text:p>6540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80" calcext:value-type="float">
            <text:p>4480</text:p>
          </table:table-cell>
          <table:table-cell office:value-type="float" office:value="8243" calcext:value-type="float">
            <text:p>8243</text:p>
          </table:table-cell>
          <table:table-cell office:value-type="float" office:value="6615" calcext:value-type="float">
            <text:p>6615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79" calcext:value-type="float">
            <text:p>4479</text:p>
          </table:table-cell>
          <table:table-cell office:value-type="float" office:value="8398" calcext:value-type="float">
            <text:p>8398</text:p>
          </table:table-cell>
          <table:table-cell office:value-type="float" office:value="6696" calcext:value-type="float">
            <text:p>6696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79" calcext:value-type="float">
            <text:p>4479</text:p>
          </table:table-cell>
          <table:table-cell office:value-type="float" office:value="8545" calcext:value-type="float">
            <text:p>8545</text:p>
          </table:table-cell>
          <table:table-cell office:value-type="float" office:value="6779" calcext:value-type="float">
            <text:p>6779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79" calcext:value-type="float">
            <text:p>4479</text:p>
          </table:table-cell>
          <table:table-cell office:value-type="float" office:value="8692" calcext:value-type="float">
            <text:p>8692</text:p>
          </table:table-cell>
          <table:table-cell office:value-type="float" office:value="6873" calcext:value-type="float">
            <text:p>6873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0" calcext:value-type="float">
            <text:p>4480</text:p>
          </table:table-cell>
          <table:table-cell office:value-type="float" office:value="8834" calcext:value-type="float">
            <text:p>8834</text:p>
          </table:table-cell>
          <table:table-cell office:value-type="float" office:value="6982" calcext:value-type="float">
            <text:p>6982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80" calcext:value-type="float">
            <text:p>4480</text:p>
          </table:table-cell>
          <table:table-cell office:value-type="float" office:value="8976" calcext:value-type="float">
            <text:p>8976</text:p>
          </table:table-cell>
          <table:table-cell office:value-type="float" office:value="7112" calcext:value-type="float">
            <text:p>7112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80" calcext:value-type="float">
            <text:p>4480</text:p>
          </table:table-cell>
          <table:table-cell office:value-type="float" office:value="9125" calcext:value-type="float">
            <text:p>9125</text:p>
          </table:table-cell>
          <table:table-cell office:value-type="float" office:value="7118" calcext:value-type="float">
            <text:p>7118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79" calcext:value-type="float">
            <text:p>4479</text:p>
          </table:table-cell>
          <table:table-cell office:value-type="float" office:value="9272" calcext:value-type="float">
            <text:p>9272</text:p>
          </table:table-cell>
          <table:table-cell office:value-type="float" office:value="7123" calcext:value-type="float">
            <text:p>7123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79" calcext:value-type="float">
            <text:p>4479</text:p>
          </table:table-cell>
          <table:table-cell office:value-type="float" office:value="9447" calcext:value-type="float">
            <text:p>9447</text:p>
          </table:table-cell>
          <table:table-cell office:value-type="float" office:value="7127" calcext:value-type="float">
            <text:p>7127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80" calcext:value-type="float">
            <text:p>4480</text:p>
          </table:table-cell>
          <table:table-cell office:value-type="float" office:value="9748" calcext:value-type="float">
            <text:p>9748</text:p>
          </table:table-cell>
          <table:table-cell office:value-type="float" office:value="7128" calcext:value-type="float">
            <text:p>7128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80" calcext:value-type="float">
            <text:p>4480</text:p>
          </table:table-cell>
          <table:table-cell office:value-type="float" office:value="9774" calcext:value-type="float">
            <text:p>9774</text:p>
          </table:table-cell>
          <table:table-cell office:value-type="float" office:value="7132" calcext:value-type="float">
            <text:p>7132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80" calcext:value-type="float">
            <text:p>4480</text:p>
          </table:table-cell>
          <table:table-cell office:value-type="float" office:value="9794" calcext:value-type="float">
            <text:p>9794</text:p>
          </table:table-cell>
          <table:table-cell office:value-type="float" office:value="7135" calcext:value-type="float">
            <text:p>7135</text:p>
          </table:table-cell>
          <table:table-cell office:value-type="float" office:value="5119" calcext:value-type="float">
            <text:p>5119</text:p>
          </table:table-cell>
        </table:table-row>
      </table:table>
      <table:table table:name="energie" table:style-name="ta1">
        <table:shapes>
          <draw:frame draw:z-index="0" draw:style-name="gr1" draw:text-style-name="P1" svg:width="159.99mm" svg:height="89.99mm" svg:x="46.21mm" svg:y="1mm">
            <draw:object draw:notify-on-update-of-ranges="energie.A1:energie.A22 energie.B1:energie.B22 energie.A1:energie.A22 energie.C1:energie.C22 energie.A1:energie.A22 energie.D1:energie.D22 energie.A1:energie.A22 energie.E1:energie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700" calcext:value-type="float">
            <text:p>70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242" calcext:value-type="float">
            <text:p>242</text:p>
          </table:table-cell>
          <table:table-cell office:value-type="float" office:value="730" calcext:value-type="float">
            <text:p>73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8" calcext:value-type="float">
            <text:p>518</text:p>
          </table:table-cell>
          <table:table-cell office:value-type="float" office:value="357" calcext:value-type="float">
            <text:p>357</text:p>
          </table:table-cell>
          <table:table-cell office:value-type="float" office:value="758" calcext:value-type="float">
            <text:p>7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5" calcext:value-type="float">
            <text:p>735</text:p>
          </table:table-cell>
          <table:table-cell office:value-type="float" office:value="481" calcext:value-type="float">
            <text:p>481</text:p>
          </table:table-cell>
          <table:table-cell office:value-type="float" office:value="777" calcext:value-type="float">
            <text:p>777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6" calcext:value-type="float">
            <text:p>1036</text:p>
          </table:table-cell>
          <table:table-cell office:value-type="float" office:value="613" calcext:value-type="float">
            <text:p>613</text:p>
          </table:table-cell>
          <table:table-cell office:value-type="float" office:value="778" calcext:value-type="float">
            <text:p>77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9" calcext:value-type="float">
            <text:p>1179</text:p>
          </table:table-cell>
          <table:table-cell office:value-type="float" office:value="751" calcext:value-type="float">
            <text:p>751</text:p>
          </table:table-cell>
          <table:table-cell office:value-type="float" office:value="785" calcext:value-type="float">
            <text:p>785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69" calcext:value-type="float">
            <text:p>1269</text:p>
          </table:table-cell>
          <table:table-cell office:value-type="float" office:value="893" calcext:value-type="float">
            <text:p>893</text:p>
          </table:table-cell>
          <table:table-cell office:value-type="float" office:value="791" calcext:value-type="float">
            <text:p>79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59" calcext:value-type="float">
            <text:p>1359</text:p>
          </table:table-cell>
          <table:table-cell office:value-type="float" office:value="1033" calcext:value-type="float">
            <text:p>1033</text:p>
          </table:table-cell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float" office:value="1173" calcext:value-type="float">
            <text:p>1173</text:p>
          </table:table-cell>
          <table:table-cell office:value-type="float" office:value="802" calcext:value-type="float">
            <text:p>80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39" calcext:value-type="float">
            <text:p>1539</text:p>
          </table:table-cell>
          <table:table-cell office:value-type="float" office:value="1220" calcext:value-type="float">
            <text:p>1220</text:p>
          </table:table-cell>
          <table:table-cell office:value-type="float" office:value="806" calcext:value-type="float">
            <text:p>80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29" calcext:value-type="float">
            <text:p>1629</text:p>
          </table:table-cell>
          <table:table-cell office:value-type="float" office:value="1263" calcext:value-type="float">
            <text:p>1263</text:p>
          </table:table-cell>
          <table:table-cell office:value-type="float" office:value="809" calcext:value-type="float">
            <text:p>80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19" calcext:value-type="float">
            <text:p>1719</text:p>
          </table:table-cell>
          <table:table-cell office:value-type="float" office:value="1300" calcext:value-type="float">
            <text:p>1300</text:p>
          </table:table-cell>
          <table:table-cell office:value-type="float" office:value="810" calcext:value-type="float">
            <text:p>81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09" calcext:value-type="float">
            <text:p>1809</text:p>
          </table:table-cell>
          <table:table-cell office:value-type="float" office:value="1334" calcext:value-type="float">
            <text:p>1334</text:p>
          </table:table-cell>
          <table:table-cell office:value-type="float" office:value="808" calcext:value-type="float">
            <text:p>80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99" calcext:value-type="float">
            <text:p>1899</text:p>
          </table:table-cell>
          <table:table-cell office:value-type="float" office:value="1364" calcext:value-type="float">
            <text:p>1364</text:p>
          </table:table-cell>
          <table:table-cell office:value-type="float" office:value="801" calcext:value-type="float">
            <text:p>80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89" calcext:value-type="float">
            <text:p>1989</text:p>
          </table:table-cell>
          <table:table-cell office:value-type="float" office:value="1391" calcext:value-type="float">
            <text:p>1391</text:p>
          </table:table-cell>
          <table:table-cell office:value-type="float" office:value="785" calcext:value-type="float">
            <text:p>785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79" calcext:value-type="float">
            <text:p>2079</text:p>
          </table:table-cell>
          <table:table-cell office:value-type="float" office:value="1414" calcext:value-type="float">
            <text:p>1414</text:p>
          </table:table-cell>
          <table:table-cell office:value-type="float" office:value="760" calcext:value-type="float">
            <text:p>76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69" calcext:value-type="float">
            <text:p>2169</text:p>
          </table:table-cell>
          <table:table-cell office:value-type="float" office:value="1431" calcext:value-type="float">
            <text:p>1431</text:p>
          </table:table-cell>
          <table:table-cell office:value-type="float" office:value="760" calcext:value-type="float">
            <text:p>76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59" calcext:value-type="float">
            <text:p>2259</text:p>
          </table:table-cell>
          <table:table-cell office:value-type="float" office:value="1441" calcext:value-type="float">
            <text:p>1441</text:p>
          </table:table-cell>
          <table:table-cell office:value-type="float" office:value="760" calcext:value-type="float">
            <text:p>76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49" calcext:value-type="float">
            <text:p>2349</text:p>
          </table:table-cell>
          <table:table-cell office:value-type="float" office:value="1446" calcext:value-type="float">
            <text:p>1446</text:p>
          </table:table-cell>
          <table:table-cell office:value-type="float" office:value="760" calcext:value-type="float">
            <text:p>76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39" calcext:value-type="float">
            <text:p>2439</text:p>
          </table:table-cell>
          <table:table-cell office:value-type="float" office:value="1542" calcext:value-type="float">
            <text:p>1542</text:p>
          </table:table-cell>
          <table:table-cell office:value-type="float" office:value="760" calcext:value-type="float">
            <text:p>76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29" calcext:value-type="float">
            <text:p>2529</text:p>
          </table:table-cell>
          <table:table-cell office:value-type="float" office:value="1589" calcext:value-type="float">
            <text:p>1589</text:p>
          </table:table-cell>
          <table:table-cell office:value-type="float" office:value="761" calcext:value-type="float">
            <text:p>76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19" calcext:value-type="float">
            <text:p>2619</text:p>
          </table:table-cell>
          <table:table-cell office:value-type="float" office:value="1632" calcext:value-type="float">
            <text:p>1632</text:p>
          </table:table-cell>
          <table:table-cell office:value-type="float" office:value="761" calcext:value-type="float">
            <text:p>761</text:p>
          </table:table-cell>
          <table:table-cell office:value-type="float" office:value="685" calcext:value-type="float">
            <text:p>685</text:p>
          </table:table-cell>
        </table:table-row>
      </table:table>
      <table:table table:name="Finish" table:style-name="ta1">
        <table:shapes>
          <draw:frame draw:z-index="0" draw:style-name="gr1" draw:text-style-name="P1" svg:width="159.99mm" svg:height="89.99mm" svg:x="32.47mm" svg:y="1mm">
            <draw:object draw:notify-on-update-of-ranges="Finish.A1:Finish.A22 Finish.B1:Finish.B22 Finish.A1:Finish.A22 Finish.C1:Finish.C22 Finish.A1:Finish.A22 Finish.D1:Finish.D22 Finish.A1:Finish.A22 Finish.E1:Finish.E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UR utilisé" table:style-name="ta1">
        <table:shapes>
          <draw:frame draw:z-index="0" draw:style-name="gr1" draw:text-style-name="P1" svg:width="159.99mm" svg:height="89.99mm" svg:x="57.94mm" svg:y="0.1mm">
            <draw:object draw:notify-on-update-of-ranges="'UR utilisé'.A1:'UR utilisé'.A22 'UR utilisé'.B1:'UR utilisé'.B22 'UR utilisé'.A1:'UR utilisé'.A22 'UR utilisé'.C1:'UR utilisé'.C22 'UR utilisé'.A1:'UR utilisé'.A22 'UR utilisé'.D1:'UR utilisé'.D22 'UR utilisé'.A1:'UR utilisé'.A22 'UR utilisé'.E1:'UR utilisé'.E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table table:name="efficacité spectrale" table:style-name="ta1">
        <table:shapes>
          <draw:frame draw:z-index="0" draw:style-name="gr1" draw:text-style-name="P1" svg:width="159.99mm" svg:height="89.99mm" svg:x="126.81mm" svg:y="1mm">
            <draw:object draw:notify-on-update-of-ranges="'efficacité spectrale'.A1:'efficacité spectrale'.A22 'efficacité spectrale'.B1:'efficacité spectrale'.B22 'efficacité spectrale'.A1:'efficacité spectrale'.A22 'efficacité spectrale'.C1:'efficacité spectrale'.C22 'efficacité spectrale'.A1:'efficacité spectrale'.A22 'efficacité spectrale'.D1:'efficacité spectrale'.D22 'efficacité spectrale'.A1:'efficacité spectrale'.A22 'efficacité spectrale'.E1:'efficacité spectrale'.E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6939759502247" calcext:value-type="float">
            <text:p>6,86939759502247</text:p>
          </table:table-cell>
          <table:table-cell office:value-type="float" office:value="7.97101808570828" calcext:value-type="float">
            <text:p>7,97101808570828</text:p>
          </table:table-cell>
          <table:table-cell office:value-type="float" office:value="8.29185437000154" calcext:value-type="float">
            <text:p>8,29185437000154</text:p>
          </table:table-cell>
          <table:table-cell office:value-type="float" office:value="8.00117837387339" calcext:value-type="float">
            <text:p>8,00117837387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7122285385692" calcext:value-type="float">
            <text:p>6,87122285385692</text:p>
          </table:table-cell>
          <table:table-cell office:value-type="float" office:value="9.29687581988688" calcext:value-type="float">
            <text:p>9,29687581988688</text:p>
          </table:table-cell>
          <table:table-cell office:value-type="float" office:value="8.76241801516568" calcext:value-type="float">
            <text:p>8,76241801516568</text:p>
          </table:table-cell>
          <table:table-cell office:value-type="float" office:value="8.00125482247604" calcext:value-type="float">
            <text:p>8,001254822476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86696644758286" calcext:value-type="float">
            <text:p>6,86696644758286</text:p>
          </table:table-cell>
          <table:table-cell office:value-type="float" office:value="10.0322120036905" calcext:value-type="float">
            <text:p>10,0322120036905</text:p>
          </table:table-cell>
          <table:table-cell office:value-type="float" office:value="9.17600312401187" calcext:value-type="float">
            <text:p>9,17600312401187</text:p>
          </table:table-cell>
          <table:table-cell office:value-type="float" office:value="8.00294588988185" calcext:value-type="float">
            <text:p>8,00294588988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694716428421" calcext:value-type="float">
            <text:p>6,8694716428421</text:p>
          </table:table-cell>
          <table:table-cell office:value-type="float" office:value="10.5194972919923" calcext:value-type="float">
            <text:p>10,5194972919923</text:p>
          </table:table-cell>
          <table:table-cell office:value-type="float" office:value="9.50862997755842" calcext:value-type="float">
            <text:p>9,50862997755842</text:p>
          </table:table-cell>
          <table:table-cell office:value-type="float" office:value="7.99928161296654" calcext:value-type="float">
            <text:p>7,999281612966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86977394367389" calcext:value-type="float">
            <text:p>6,86977394367389</text:p>
          </table:table-cell>
          <table:table-cell office:value-type="float" office:value="10.877586675306" calcext:value-type="float">
            <text:p>10,877586675306</text:p>
          </table:table-cell>
          <table:table-cell office:value-type="float" office:value="9.66051529031166" calcext:value-type="float">
            <text:p>9,66051529031166</text:p>
          </table:table-cell>
          <table:table-cell office:value-type="float" office:value="8.00057917387372" calcext:value-type="float">
            <text:p>8,000579173873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99995624590184" calcext:value-type="float">
            <text:p>6,99995624590184</text:p>
          </table:table-cell>
          <table:table-cell office:value-type="float" office:value="11.1647515966705" calcext:value-type="float">
            <text:p>11,1647515966705</text:p>
          </table:table-cell>
          <table:table-cell office:value-type="float" office:value="9.76889255129874" calcext:value-type="float">
            <text:p>9,76889255129874</text:p>
          </table:table-cell>
          <table:table-cell office:value-type="float" office:value="8.00175561314654" calcext:value-type="float">
            <text:p>8,001755613146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99921388601524" calcext:value-type="float">
            <text:p>6,99921388601524</text:p>
          </table:table-cell>
          <table:table-cell office:value-type="float" office:value="11.4142950922442" calcext:value-type="float">
            <text:p>11,4142950922442</text:p>
          </table:table-cell>
          <table:table-cell office:value-type="float" office:value="9.87223739688043" calcext:value-type="float">
            <text:p>9,87223739688043</text:p>
          </table:table-cell>
          <table:table-cell office:value-type="float" office:value="7.99861087871093" calcext:value-type="float">
            <text:p>7,998610878710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99953488126904" calcext:value-type="float">
            <text:p>6,99953488126904</text:p>
          </table:table-cell>
          <table:table-cell office:value-type="float" office:value="11.7356796777437" calcext:value-type="float">
            <text:p>11,7356796777437</text:p>
          </table:table-cell>
          <table:table-cell office:value-type="float" office:value="9.98684177190257" calcext:value-type="float">
            <text:p>9,98684177190257</text:p>
          </table:table-cell>
          <table:table-cell office:value-type="float" office:value="8.00725824220523" calcext:value-type="float">
            <text:p>8,007258242205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0005610319667" calcext:value-type="float">
            <text:p>7,0005610319667</text:p>
          </table:table-cell>
          <table:table-cell office:value-type="float" office:value="12.3616259126241" calcext:value-type="float">
            <text:p>12,3616259126241</text:p>
          </table:table-cell>
          <table:table-cell office:value-type="float" office:value="10.1001223562659" calcext:value-type="float">
            <text:p>10,1001223562659</text:p>
          </table:table-cell>
          <table:table-cell office:value-type="float" office:value="8.00165325786734" calcext:value-type="float">
            <text:p>8,001653257867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0002777347857" calcext:value-type="float">
            <text:p>7,0002777347857</text:p>
          </table:table-cell>
          <table:table-cell office:value-type="float" office:value="12.6289662127176" calcext:value-type="float">
            <text:p>12,6289662127176</text:p>
          </table:table-cell>
          <table:table-cell office:value-type="float" office:value="10.2195842017956" calcext:value-type="float">
            <text:p>10,2195842017956</text:p>
          </table:table-cell>
          <table:table-cell office:value-type="float" office:value="7.99911652310879" calcext:value-type="float">
            <text:p>7,999116523108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00065925614363" calcext:value-type="float">
            <text:p>7,00065925614363</text:p>
          </table:table-cell>
          <table:table-cell office:value-type="float" office:value="12.8803869624701" calcext:value-type="float">
            <text:p>12,8803869624701</text:p>
          </table:table-cell>
          <table:table-cell office:value-type="float" office:value="10.3363766290577" calcext:value-type="float">
            <text:p>10,3363766290577</text:p>
          </table:table-cell>
          <table:table-cell office:value-type="float" office:value="8.00161484610966" calcext:value-type="float">
            <text:p>8,00161484610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99991024287223" calcext:value-type="float">
            <text:p>6,99991024287223</text:p>
          </table:table-cell>
          <table:table-cell office:value-type="float" office:value="13.1229078853378" calcext:value-type="float">
            <text:p>13,1229078853378</text:p>
          </table:table-cell>
          <table:table-cell office:value-type="float" office:value="10.4632736916194" calcext:value-type="float">
            <text:p>10,4632736916194</text:p>
          </table:table-cell>
          <table:table-cell office:value-type="float" office:value="8.00131427364999" calcext:value-type="float">
            <text:p>8,00131427364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99967984556963" calcext:value-type="float">
            <text:p>6,99967984556963</text:p>
          </table:table-cell>
          <table:table-cell office:value-type="float" office:value="13.3532784316086" calcext:value-type="float">
            <text:p>13,3532784316086</text:p>
          </table:table-cell>
          <table:table-cell office:value-type="float" office:value="10.5931750300914" calcext:value-type="float">
            <text:p>10,5931750300914</text:p>
          </table:table-cell>
          <table:table-cell office:value-type="float" office:value="7.99604568036714" calcext:value-type="float">
            <text:p>7,996045680367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99940439106643" calcext:value-type="float">
            <text:p>6,99940439106643</text:p>
          </table:table-cell>
          <table:table-cell office:value-type="float" office:value="13.5815830196723" calcext:value-type="float">
            <text:p>13,5815830196723</text:p>
          </table:table-cell>
          <table:table-cell office:value-type="float" office:value="10.740401582498" calcext:value-type="float">
            <text:p>10,740401582498</text:p>
          </table:table-cell>
          <table:table-cell office:value-type="float" office:value="7.99884778885257" calcext:value-type="float">
            <text:p>7,998847788852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00089493484017" calcext:value-type="float">
            <text:p>7,00089493484017</text:p>
          </table:table-cell>
          <table:table-cell office:value-type="float" office:value="13.803833205431" calcext:value-type="float">
            <text:p>13,803833205431</text:p>
          </table:table-cell>
          <table:table-cell office:value-type="float" office:value="10.9104543764107" calcext:value-type="float">
            <text:p>10,9104543764107</text:p>
          </table:table-cell>
          <table:table-cell office:value-type="float" office:value="8.0013359562706" calcext:value-type="float">
            <text:p>8,00133595627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00058628743026" calcext:value-type="float">
            <text:p>7,00058628743026</text:p>
          </table:table-cell>
          <table:table-cell office:value-type="float" office:value="14.0253063911807" calcext:value-type="float">
            <text:p>14,0253063911807</text:p>
          </table:table-cell>
          <table:table-cell office:value-type="float" office:value="11.1134423174759" calcext:value-type="float">
            <text:p>11,1134423174759</text:p>
          </table:table-cell>
          <table:table-cell office:value-type="float" office:value="8.0001554573129" calcext:value-type="float">
            <text:p>8,00015545731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00038991714725" calcext:value-type="float">
            <text:p>7,00038991714725</text:p>
          </table:table-cell>
          <table:table-cell office:value-type="float" office:value="14.2592964102905" calcext:value-type="float">
            <text:p>14,2592964102905</text:p>
          </table:table-cell>
          <table:table-cell office:value-type="float" office:value="11.1225501635109" calcext:value-type="float">
            <text:p>11,1225501635109</text:p>
          </table:table-cell>
          <table:table-cell office:value-type="float" office:value="8.00146227251831" calcext:value-type="float">
            <text:p>8,001462272518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99972919825621" calcext:value-type="float">
            <text:p>6,99972919825621</text:p>
          </table:table-cell>
          <table:table-cell office:value-type="float" office:value="14.4889507064864" calcext:value-type="float">
            <text:p>14,4889507064864</text:p>
          </table:table-cell>
          <table:table-cell office:value-type="float" office:value="11.1307227998248" calcext:value-type="float">
            <text:p>11,1307227998248</text:p>
          </table:table-cell>
          <table:table-cell office:value-type="float" office:value="7.99960360039697" calcext:value-type="float">
            <text:p>7,999603600396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99914403481108" calcext:value-type="float">
            <text:p>6,99914403481108</text:p>
          </table:table-cell>
          <table:table-cell office:value-type="float" office:value="14.7614937469009" calcext:value-type="float">
            <text:p>14,7614937469009</text:p>
          </table:table-cell>
          <table:table-cell office:value-type="float" office:value="11.1361412868329" calcext:value-type="float">
            <text:p>11,1361412868329</text:p>
          </table:table-cell>
          <table:table-cell office:value-type="float" office:value="8.00278961710654" calcext:value-type="float">
            <text:p>8,002789617106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00087897555061" calcext:value-type="float">
            <text:p>7,00087897555061</text:p>
          </table:table-cell>
          <table:table-cell office:value-type="float" office:value="15.2318461921628" calcext:value-type="float">
            <text:p>15,2318461921628</text:p>
          </table:table-cell>
          <table:table-cell office:value-type="float" office:value="11.1379978378871" calcext:value-type="float">
            <text:p>11,1379978378871</text:p>
          </table:table-cell>
          <table:table-cell office:value-type="float" office:value="7.99980073461533" calcext:value-type="float">
            <text:p>7,999800734615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00119872955164" calcext:value-type="float">
            <text:p>7,00119872955164</text:p>
          </table:table-cell>
          <table:table-cell office:value-type="float" office:value="15.2735119539171" calcext:value-type="float">
            <text:p>15,2735119539171</text:p>
          </table:table-cell>
          <table:table-cell office:value-type="float" office:value="11.1446385350817" calcext:value-type="float">
            <text:p>11,1446385350817</text:p>
          </table:table-cell>
          <table:table-cell office:value-type="float" office:value="7.99968341587492" calcext:value-type="float">
            <text:p>7,999683415874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00049118749222" calcext:value-type="float">
            <text:p>7,00049118749222</text:p>
          </table:table-cell>
          <table:table-cell office:value-type="float" office:value="15.3048134656063" calcext:value-type="float">
            <text:p>15,3048134656063</text:p>
          </table:table-cell>
          <table:table-cell office:value-type="float" office:value="11.1484502671865" calcext:value-type="float">
            <text:p>11,1484502671865</text:p>
          </table:table-cell>
          <table:table-cell office:value-type="float" office:value="7.99878731987935" calcext:value-type="float">
            <text:p>7,99878731987935</text:p>
          </table:table-cell>
        </table:table-row>
      </table:table>
      <table:table table:name="Sheet6" table:style-name="ta1">
        <table:shapes>
          <draw:frame draw:z-index="0" draw:style-name="gr1" draw:text-style-name="P1" svg:width="159.99mm" svg:height="89.99mm" svg:x="0.35mm" svg:y="183.94mm">
            <draw:object draw:notify-on-update-of-ranges="'efficacité spectrale'.A1:'efficacité spectrale'.A22 'efficacité spectrale'.B1:'efficacité spectrale'.B22 'efficacité spectrale'.A1:'efficacité spectrale'.A22 'efficacité spectrale'.C1:'efficacité spectrale'.C22 'efficacité spectrale'.A1:'efficacité spectrale'.A22 'efficacité spectrale'.D1:'efficacité spectrale'.D2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1:08:24.785790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0:04:26.554754757</meta:creation-date>
    <dc:date>2019-03-21T11:17:48.792098440</dc:date>
    <meta:editing-duration>PT27M49S</meta:editing-duration>
    <meta:editing-cycles>2</meta:editing-cycles>
    <meta:generator>LibreOffice/6.2.1.2$MacOSX_X86_64 LibreOffice_project/7bcb35dc3024a62dea0caee87020152d1ee96e71</meta:generator>
    <meta:document-statistic meta:table-count="6" meta:cell-count="55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3cm" svg:y="0.315cm" chart:style-name="ch2">
          <text:p>Debit en sortie chaque temps</text:p>
        </chart:title>
        <chart:legend chart:legend-position="end" svg:x="13.485cm" svg:y="3.454cm" style:legend-expansion="high" chart:style-name="ch3"/>
        <chart:plot-area chart:style-name="ch4" table:cell-range-address="Debit.A1:Debit.E22" chart:data-source-has-labels="row" svg:x="1.299cm" svg:y="1.288cm" svg:width="11.866cm" svg:height="6.583cm">
          <chartooo:coordinate-region svg:x="2.344cm" svg:y="1.487cm" svg:width="10.423cm" svg:height="5.737cm"/>
          <chart:axis chart:dimension="x" chart:name="primary-x" chart:style-name="ch5">
            <chart:title svg:x="6.163cm" svg:y="8.051cm" chart:style-name="ch6">
              <text:p>Nb utilisateurs</text:p>
            </chart:title>
          </chart:axis>
          <chart:axis chart:dimension="y" chart:name="primary-y" chart:style-name="ch5">
            <chart:title svg:x="0.451cm" svg:y="5.4cm" chart:style-name="ch7">
              <text:p>Debit (bits)</text:p>
            </chart:title>
            <chart:grid chart:style-name="ch8" chart:class="major"/>
          </chart:axis>
          <chart:series chart:style-name="ch9" chart:values-cell-range-address="Debit.B1:Debit.B22" loext:label-string="rr" chart:class="chart:scatter">
            <chart:domain table:cell-range-address="Debit.A1:Debit.A22"/>
            <chart:data-point chart:repeated="22"/>
          </chart:series>
          <chart:series chart:style-name="ch10" chart:values-cell-range-address="Debit.C1:Debit.C22" loext:label-string="maxsnr" chart:class="chart:scatter">
            <chart:data-point chart:repeated="22"/>
          </chart:series>
          <chart:series chart:style-name="ch11" chart:values-cell-range-address="Debit.D1:Debit.D22" loext:label-string="oea" chart:class="chart:scatter">
            <chart:data-point chart:repeated="22"/>
          </chart:series>
          <chart:series chart:style-name="ch12" chart:values-cell-range-address="Debit.E1:Debit.E22" loext:label-string="wfo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</table:table-cell>
              <table:table-cell office:value-type="string">
                <text:p>maxsnr</text:p>
              </table:table-cell>
              <table:table-cell office:value-type="string">
                <text:p>oea</text:p>
              </table:table-cell>
              <table:table-cell office:value-type="string">
                <text:p>wf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ebit.A1:Debit.A22</svg:desc>
                </draw:g>
              </table:table-cell>
              <table:table-cell office:value-type="float" office:value="876">
                <text:p>876</text:p>
                <draw:g>
                  <svg:desc>Debit.B1:Debit.B22</svg:desc>
                </draw:g>
              </table:table-cell>
              <table:table-cell office:value-type="float" office:value="878">
                <text:p>878</text:p>
                <draw:g>
                  <svg:desc>Debit.C1:Debit.C22</svg:desc>
                </draw:g>
              </table:table-cell>
              <table:table-cell office:value-type="float" office:value="5306">
                <text:p>5306</text:p>
                <draw:g>
                  <svg:desc>Debit.D1:Debit.D22</svg:desc>
                </draw:g>
              </table:table-cell>
              <table:table-cell office:value-type="float" office:value="5120">
                <text:p>5120</text:p>
                <draw:g>
                  <svg:desc>Debit.E1:Debit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46">
                <text:p>1746</text:p>
              </table:table-cell>
              <table:table-cell office:value-type="float" office:value="1767">
                <text:p>1767</text:p>
              </table:table-cell>
              <table:table-cell office:value-type="float" office:value="5607">
                <text:p>5607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625">
                <text:p>2625</text:p>
              </table:table-cell>
              <table:table-cell office:value-type="float" office:value="2651">
                <text:p>2651</text:p>
              </table:table-cell>
              <table:table-cell office:value-type="float" office:value="5872">
                <text:p>5872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495">
                <text:p>3495</text:p>
              </table:table-cell>
              <table:table-cell office:value-type="float" office:value="3542">
                <text:p>3542</text:p>
              </table:table-cell>
              <table:table-cell office:value-type="float" office:value="6085">
                <text:p>6085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369">
                <text:p>4369</text:p>
              </table:table-cell>
              <table:table-cell office:value-type="float" office:value="4430">
                <text:p>4430</text:p>
              </table:table-cell>
              <table:table-cell office:value-type="float" office:value="6182">
                <text:p>6182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4479">
                <text:p>4479</text:p>
              </table:table-cell>
              <table:table-cell office:value-type="float" office:value="5324">
                <text:p>5324</text:p>
              </table:table-cell>
              <table:table-cell office:value-type="float" office:value="6252">
                <text:p>6252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479">
                <text:p>4479</text:p>
              </table:table-cell>
              <table:table-cell office:value-type="float" office:value="6227">
                <text:p>6227</text:p>
              </table:table-cell>
              <table:table-cell office:value-type="float" office:value="6318">
                <text:p>6318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479">
                <text:p>4479</text:p>
              </table:table-cell>
              <table:table-cell office:value-type="float" office:value="7129">
                <text:p>7129</text:p>
              </table:table-cell>
              <table:table-cell office:value-type="float" office:value="6391">
                <text:p>6391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480">
                <text:p>4480</text:p>
              </table:table-cell>
              <table:table-cell office:value-type="float" office:value="7911">
                <text:p>7911</text:p>
              </table:table-cell>
              <table:table-cell office:value-type="float" office:value="6464">
                <text:p>6464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480">
                <text:p>4480</text:p>
              </table:table-cell>
              <table:table-cell office:value-type="float" office:value="8082">
                <text:p>8082</text:p>
              </table:table-cell>
              <table:table-cell office:value-type="float" office:value="6540">
                <text:p>6540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4480">
                <text:p>4480</text:p>
              </table:table-cell>
              <table:table-cell office:value-type="float" office:value="8243">
                <text:p>8243</text:p>
              </table:table-cell>
              <table:table-cell office:value-type="float" office:value="6615">
                <text:p>6615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4479">
                <text:p>4479</text:p>
              </table:table-cell>
              <table:table-cell office:value-type="float" office:value="8398">
                <text:p>8398</text:p>
              </table:table-cell>
              <table:table-cell office:value-type="float" office:value="6696">
                <text:p>669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4479">
                <text:p>4479</text:p>
              </table:table-cell>
              <table:table-cell office:value-type="float" office:value="8545">
                <text:p>8545</text:p>
              </table:table-cell>
              <table:table-cell office:value-type="float" office:value="6779">
                <text:p>6779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4479">
                <text:p>4479</text:p>
              </table:table-cell>
              <table:table-cell office:value-type="float" office:value="8692">
                <text:p>8692</text:p>
              </table:table-cell>
              <table:table-cell office:value-type="float" office:value="6873">
                <text:p>6873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4480">
                <text:p>4480</text:p>
              </table:table-cell>
              <table:table-cell office:value-type="float" office:value="8834">
                <text:p>8834</text:p>
              </table:table-cell>
              <table:table-cell office:value-type="float" office:value="6982">
                <text:p>6982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480">
                <text:p>4480</text:p>
              </table:table-cell>
              <table:table-cell office:value-type="float" office:value="8976">
                <text:p>8976</text:p>
              </table:table-cell>
              <table:table-cell office:value-type="float" office:value="7112">
                <text:p>7112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4480">
                <text:p>4480</text:p>
              </table:table-cell>
              <table:table-cell office:value-type="float" office:value="9125">
                <text:p>9125</text:p>
              </table:table-cell>
              <table:table-cell office:value-type="float" office:value="7118">
                <text:p>7118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4479">
                <text:p>4479</text:p>
              </table:table-cell>
              <table:table-cell office:value-type="float" office:value="9272">
                <text:p>9272</text:p>
              </table:table-cell>
              <table:table-cell office:value-type="float" office:value="7123">
                <text:p>7123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4479">
                <text:p>4479</text:p>
              </table:table-cell>
              <table:table-cell office:value-type="float" office:value="9447">
                <text:p>9447</text:p>
              </table:table-cell>
              <table:table-cell office:value-type="float" office:value="7127">
                <text:p>7127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480">
                <text:p>4480</text:p>
              </table:table-cell>
              <table:table-cell office:value-type="float" office:value="9748">
                <text:p>9748</text:p>
              </table:table-cell>
              <table:table-cell office:value-type="float" office:value="7128">
                <text:p>7128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4480">
                <text:p>4480</text:p>
              </table:table-cell>
              <table:table-cell office:value-type="float" office:value="9774">
                <text:p>9774</text:p>
              </table:table-cell>
              <table:table-cell office:value-type="float" office:value="7132">
                <text:p>7132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4480">
                <text:p>4480</text:p>
              </table:table-cell>
              <table:table-cell office:value-type="float" office:value="9794">
                <text:p>9794</text:p>
              </table:table-cell>
              <table:table-cell office:value-type="float" office:value="7135">
                <text:p>7135</text:p>
              </table:table-cell>
              <table:table-cell office:value-type="float" office:value="5119">
                <text:p>5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92cm" svg:y="0.315cm" chart:style-name="ch2">
          <text:p>Efficacité spectrale</text:p>
        </chart:title>
        <chart:legend chart:legend-position="end" svg:x="13.485cm" svg:y="3.703cm" style:legend-expansion="high" chart:style-name="ch3"/>
        <chart:plot-area chart:style-name="ch4" table:cell-range-address="'efficacité spectrale'.A1:'efficacité spectrale'.D22" chart:data-source-has-labels="row" svg:x="1.299cm" svg:y="1.288cm" svg:width="11.866cm" svg:height="6.583cm">
          <chartooo:coordinate-region svg:x="1.748cm" svg:y="1.487cm" svg:width="11.019cm" svg:height="5.737cm"/>
          <chart:axis chart:dimension="x" chart:name="primary-x" chart:style-name="ch5">
            <chart:title svg:x="6.242cm" svg:y="8.051cm" chart:style-name="ch6">
              <text:p>Nb utilisateur</text:p>
            </chart:title>
          </chart:axis>
          <chart:axis chart:dimension="y" chart:name="primary-y" chart:style-name="ch5">
            <chart:title svg:x="0.451cm" svg:y="5.986cm" chart:style-name="ch7">
              <text:p>NB bits moyen/ UR</text:p>
            </chart:title>
            <chart:grid chart:style-name="ch8" chart:class="major"/>
          </chart:axis>
          <chart:series chart:style-name="ch9" chart:values-cell-range-address="'efficacité spectrale'.B1:'efficacité spectrale'.B22" loext:label-string="rr" chart:class="chart:scatter">
            <chart:domain table:cell-range-address="'efficacité spectrale'.A1:'efficacité spectrale'.A22"/>
            <chart:data-point chart:repeated="22"/>
          </chart:series>
          <chart:series chart:style-name="ch10" chart:values-cell-range-address="'efficacité spectrale'.C1:'efficacité spectrale'.C22" loext:label-string="maxsnr" chart:class="chart:scatter">
            <chart:data-point chart:repeated="22"/>
          </chart:series>
          <chart:series chart:style-name="ch11" chart:values-cell-range-address="'efficacité spectrale'.D1:'efficacité spectrale'.D22" loext:label-string="oea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</table:table-cell>
              <table:table-cell office:value-type="string">
                <text:p>maxsnr</text:p>
              </table:table-cell>
              <table:table-cell office:value-type="string">
                <text:p>oe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efficacité spectrale'.A1:'efficacité spectrale'.A22</svg:desc>
                </draw:g>
              </table:table-cell>
              <table:table-cell office:value-type="float" office:value="6.86939759502247">
                <text:p>6.86939759502247</text:p>
                <draw:g>
                  <svg:desc>'efficacité spectrale'.B1:'efficacité spectrale'.B22</svg:desc>
                </draw:g>
              </table:table-cell>
              <table:table-cell office:value-type="float" office:value="7.97101808570828">
                <text:p>7.97101808570828</text:p>
                <draw:g>
                  <svg:desc>'efficacité spectrale'.C1:'efficacité spectrale'.C22</svg:desc>
                </draw:g>
              </table:table-cell>
              <table:table-cell office:value-type="float" office:value="8.29185437000154">
                <text:p>8.29185437000154</text:p>
                <draw:g>
                  <svg:desc>'efficacité spectrale'.D1:'efficacité spectrale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7122285385692">
                <text:p>6.87122285385692</text:p>
              </table:table-cell>
              <table:table-cell office:value-type="float" office:value="9.29687581988688">
                <text:p>9.29687581988688</text:p>
              </table:table-cell>
              <table:table-cell office:value-type="float" office:value="8.76241801516568">
                <text:p>8.76241801516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86696644758286">
                <text:p>6.86696644758286</text:p>
              </table:table-cell>
              <table:table-cell office:value-type="float" office:value="10.0322120036905">
                <text:p>10.0322120036905</text:p>
              </table:table-cell>
              <table:table-cell office:value-type="float" office:value="9.17600312401187">
                <text:p>9.17600312401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8694716428421">
                <text:p>6.8694716428421</text:p>
              </table:table-cell>
              <table:table-cell office:value-type="float" office:value="10.5194972919923">
                <text:p>10.5194972919923</text:p>
              </table:table-cell>
              <table:table-cell office:value-type="float" office:value="9.50862997755842">
                <text:p>9.50862997755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.86977394367389">
                <text:p>6.86977394367389</text:p>
              </table:table-cell>
              <table:table-cell office:value-type="float" office:value="10.877586675306">
                <text:p>10.877586675306</text:p>
              </table:table-cell>
              <table:table-cell office:value-type="float" office:value="9.66051529031166">
                <text:p>9.66051529031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.99995624590184">
                <text:p>6.99995624590184</text:p>
              </table:table-cell>
              <table:table-cell office:value-type="float" office:value="11.1647515966705">
                <text:p>11.1647515966705</text:p>
              </table:table-cell>
              <table:table-cell office:value-type="float" office:value="9.76889255129874">
                <text:p>9.76889255129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.99921388601524">
                <text:p>6.99921388601524</text:p>
              </table:table-cell>
              <table:table-cell office:value-type="float" office:value="11.4142950922442">
                <text:p>11.4142950922442</text:p>
              </table:table-cell>
              <table:table-cell office:value-type="float" office:value="9.87223739688043">
                <text:p>9.87223739688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.99953488126904">
                <text:p>6.99953488126904</text:p>
              </table:table-cell>
              <table:table-cell office:value-type="float" office:value="11.7356796777437">
                <text:p>11.7356796777437</text:p>
              </table:table-cell>
              <table:table-cell office:value-type="float" office:value="9.98684177190257">
                <text:p>9.98684177190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.0005610319667">
                <text:p>7.0005610319667</text:p>
              </table:table-cell>
              <table:table-cell office:value-type="float" office:value="12.3616259126241">
                <text:p>12.3616259126241</text:p>
              </table:table-cell>
              <table:table-cell office:value-type="float" office:value="10.1001223562659">
                <text:p>10.1001223562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7.0002777347857">
                <text:p>7.0002777347857</text:p>
              </table:table-cell>
              <table:table-cell office:value-type="float" office:value="12.6289662127176">
                <text:p>12.6289662127176</text:p>
              </table:table-cell>
              <table:table-cell office:value-type="float" office:value="10.2195842017956">
                <text:p>10.2195842017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7.00065925614363">
                <text:p>7.00065925614363</text:p>
              </table:table-cell>
              <table:table-cell office:value-type="float" office:value="12.8803869624701">
                <text:p>12.8803869624701</text:p>
              </table:table-cell>
              <table:table-cell office:value-type="float" office:value="10.3363766290577">
                <text:p>10.3363766290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6.99991024287223">
                <text:p>6.99991024287223</text:p>
              </table:table-cell>
              <table:table-cell office:value-type="float" office:value="13.1229078853378">
                <text:p>13.1229078853378</text:p>
              </table:table-cell>
              <table:table-cell office:value-type="float" office:value="10.4632736916194">
                <text:p>10.4632736916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6.99967984556963">
                <text:p>6.99967984556963</text:p>
              </table:table-cell>
              <table:table-cell office:value-type="float" office:value="13.3532784316086">
                <text:p>13.3532784316086</text:p>
              </table:table-cell>
              <table:table-cell office:value-type="float" office:value="10.5931750300914">
                <text:p>10.5931750300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6.99940439106643">
                <text:p>6.99940439106643</text:p>
              </table:table-cell>
              <table:table-cell office:value-type="float" office:value="13.5815830196723">
                <text:p>13.5815830196723</text:p>
              </table:table-cell>
              <table:table-cell office:value-type="float" office:value="10.740401582498">
                <text:p>10.740401582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7.00089493484017">
                <text:p>7.00089493484017</text:p>
              </table:table-cell>
              <table:table-cell office:value-type="float" office:value="13.803833205431">
                <text:p>13.803833205431</text:p>
              </table:table-cell>
              <table:table-cell office:value-type="float" office:value="10.9104543764107">
                <text:p>10.9104543764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7.00058628743026">
                <text:p>7.00058628743026</text:p>
              </table:table-cell>
              <table:table-cell office:value-type="float" office:value="14.0253063911807">
                <text:p>14.0253063911807</text:p>
              </table:table-cell>
              <table:table-cell office:value-type="float" office:value="11.1134423174759">
                <text:p>11.1134423174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7.00038991714725">
                <text:p>7.00038991714725</text:p>
              </table:table-cell>
              <table:table-cell office:value-type="float" office:value="14.2592964102905">
                <text:p>14.2592964102905</text:p>
              </table:table-cell>
              <table:table-cell office:value-type="float" office:value="11.1225501635109">
                <text:p>11.1225501635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6.99972919825621">
                <text:p>6.99972919825621</text:p>
              </table:table-cell>
              <table:table-cell office:value-type="float" office:value="14.4889507064864">
                <text:p>14.4889507064864</text:p>
              </table:table-cell>
              <table:table-cell office:value-type="float" office:value="11.1307227998248">
                <text:p>11.1307227998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6.99914403481108">
                <text:p>6.99914403481108</text:p>
              </table:table-cell>
              <table:table-cell office:value-type="float" office:value="14.7614937469009">
                <text:p>14.7614937469009</text:p>
              </table:table-cell>
              <table:table-cell office:value-type="float" office:value="11.1361412868329">
                <text:p>11.1361412868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.00087897555061">
                <text:p>7.00087897555061</text:p>
              </table:table-cell>
              <table:table-cell office:value-type="float" office:value="15.2318461921628">
                <text:p>15.2318461921628</text:p>
              </table:table-cell>
              <table:table-cell office:value-type="float" office:value="11.1379978378871">
                <text:p>11.1379978378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7.00119872955164">
                <text:p>7.00119872955164</text:p>
              </table:table-cell>
              <table:table-cell office:value-type="float" office:value="15.2735119539171">
                <text:p>15.2735119539171</text:p>
              </table:table-cell>
              <table:table-cell office:value-type="float" office:value="11.1446385350817">
                <text:p>11.14463853508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7.00049118749222">
                <text:p>7.00049118749222</text:p>
              </table:table-cell>
              <table:table-cell office:value-type="float" office:value="15.3048134656063">
                <text:p>15.3048134656063</text:p>
              </table:table-cell>
              <table:table-cell office:value-type="float" office:value="11.1484502671865">
                <text:p>11.14845026718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9cm" svg:y="0.315cm" chart:style-name="ch2">
          <text:p>Energie utilisée</text:p>
        </chart:title>
        <chart:legend chart:legend-position="end" svg:x="13.485cm" svg:y="3.454cm" style:legend-expansion="high" chart:style-name="ch3"/>
        <chart:plot-area chart:style-name="ch4" table:cell-range-address="energie.A1:energie.E22" chart:data-source-has-labels="row" svg:x="1.299cm" svg:y="1.288cm" svg:width="11.866cm" svg:height="6.583cm">
          <chartooo:coordinate-region svg:x="2.344cm" svg:y="1.487cm" svg:width="10.621cm" svg:height="5.737cm"/>
          <chart:axis chart:dimension="x" chart:name="primary-x" chart:style-name="ch5">
            <chart:title svg:x="6.242cm" svg:y="8.051cm" chart:style-name="ch6">
              <text:p>Nb utilisateur</text:p>
            </chart:title>
          </chart:axis>
          <chart:axis chart:dimension="y" chart:name="primary-y" chart:style-name="ch5">
            <chart:title svg:x="0.451cm" svg:y="5.192cm" chart:style-name="ch7">
              <text:p>Energie</text:p>
            </chart:title>
            <chart:grid chart:style-name="ch8" chart:class="major"/>
          </chart:axis>
          <chart:series chart:style-name="ch9" chart:values-cell-range-address="energie.B1:energie.B22" loext:label-string="rr" chart:class="chart:scatter">
            <chart:domain table:cell-range-address="energie.A1:energie.A22"/>
            <chart:data-point chart:repeated="22"/>
          </chart:series>
          <chart:series chart:style-name="ch10" chart:values-cell-range-address="energie.C1:energie.C22" loext:label-string="maxsnr" chart:class="chart:scatter">
            <chart:data-point chart:repeated="22"/>
          </chart:series>
          <chart:series chart:style-name="ch11" chart:values-cell-range-address="energie.D1:energie.D22" loext:label-string="oea" chart:class="chart:scatter">
            <chart:data-point chart:repeated="22"/>
          </chart:series>
          <chart:series chart:style-name="ch12" chart:values-cell-range-address="energie.E1:energie.E22" loext:label-string="wfro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</table:table-cell>
              <table:table-cell office:value-type="string">
                <text:p>maxsnr</text:p>
              </table:table-cell>
              <table:table-cell office:value-type="string">
                <text:p>oea</text:p>
              </table:table-cell>
              <table:table-cell office:value-type="string">
                <text:p>wf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nergie.A1:energie.A22</svg:desc>
                </draw:g>
              </table:table-cell>
              <table:table-cell office:value-type="float" office:value="151">
                <text:p>151</text:p>
                <draw:g>
                  <svg:desc>energie.B1:energie.B22</svg:desc>
                </draw:g>
              </table:table-cell>
              <table:table-cell office:value-type="float" office:value="130">
                <text:p>130</text:p>
                <draw:g>
                  <svg:desc>energie.C1:energie.C22</svg:desc>
                </draw:g>
              </table:table-cell>
              <table:table-cell office:value-type="float" office:value="700">
                <text:p>700</text:p>
                <draw:g>
                  <svg:desc>energie.D1:energie.D22</svg:desc>
                </draw:g>
              </table:table-cell>
              <table:table-cell office:value-type="float" office:value="685">
                <text:p>685</text:p>
                <draw:g>
                  <svg:desc>energie.E1:energie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23">
                <text:p>323</text:p>
              </table:table-cell>
              <table:table-cell office:value-type="float" office:value="242">
                <text:p>242</text:p>
              </table:table-cell>
              <table:table-cell office:value-type="float" office:value="730">
                <text:p>73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18">
                <text:p>518</text:p>
              </table:table-cell>
              <table:table-cell office:value-type="float" office:value="357">
                <text:p>357</text:p>
              </table:table-cell>
              <table:table-cell office:value-type="float" office:value="758">
                <text:p>75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35">
                <text:p>735</text:p>
              </table:table-cell>
              <table:table-cell office:value-type="float" office:value="481">
                <text:p>481</text:p>
              </table:table-cell>
              <table:table-cell office:value-type="float" office:value="777">
                <text:p>77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36">
                <text:p>1036</text:p>
              </table:table-cell>
              <table:table-cell office:value-type="float" office:value="613">
                <text:p>613</text:p>
              </table:table-cell>
              <table:table-cell office:value-type="float" office:value="778">
                <text:p>77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79">
                <text:p>1179</text:p>
              </table:table-cell>
              <table:table-cell office:value-type="float" office:value="751">
                <text:p>751</text:p>
              </table:table-cell>
              <table:table-cell office:value-type="float" office:value="785">
                <text:p>78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269">
                <text:p>1269</text:p>
              </table:table-cell>
              <table:table-cell office:value-type="float" office:value="893">
                <text:p>893</text:p>
              </table:table-cell>
              <table:table-cell office:value-type="float" office:value="791">
                <text:p>79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359">
                <text:p>1359</text:p>
              </table:table-cell>
              <table:table-cell office:value-type="float" office:value="1033">
                <text:p>1033</text:p>
              </table:table-cell>
              <table:table-cell office:value-type="float" office:value="797">
                <text:p>79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449">
                <text:p>1449</text:p>
              </table:table-cell>
              <table:table-cell office:value-type="float" office:value="1173">
                <text:p>1173</text:p>
              </table:table-cell>
              <table:table-cell office:value-type="float" office:value="802">
                <text:p>802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39">
                <text:p>1539</text:p>
              </table:table-cell>
              <table:table-cell office:value-type="float" office:value="1220">
                <text:p>1220</text:p>
              </table:table-cell>
              <table:table-cell office:value-type="float" office:value="806">
                <text:p>80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629">
                <text:p>1629</text:p>
              </table:table-cell>
              <table:table-cell office:value-type="float" office:value="1263">
                <text:p>1263</text:p>
              </table:table-cell>
              <table:table-cell office:value-type="float" office:value="809">
                <text:p>80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719">
                <text:p>1719</text:p>
              </table:table-cell>
              <table:table-cell office:value-type="float" office:value="1300">
                <text:p>1300</text:p>
              </table:table-cell>
              <table:table-cell office:value-type="float" office:value="810">
                <text:p>81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809">
                <text:p>1809</text:p>
              </table:table-cell>
              <table:table-cell office:value-type="float" office:value="1334">
                <text:p>1334</text:p>
              </table:table-cell>
              <table:table-cell office:value-type="float" office:value="808">
                <text:p>80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899">
                <text:p>1899</text:p>
              </table:table-cell>
              <table:table-cell office:value-type="float" office:value="1364">
                <text:p>1364</text:p>
              </table:table-cell>
              <table:table-cell office:value-type="float" office:value="801">
                <text:p>80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1391">
                <text:p>1391</text:p>
              </table:table-cell>
              <table:table-cell office:value-type="float" office:value="785">
                <text:p>78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079">
                <text:p>2079</text:p>
              </table:table-cell>
              <table:table-cell office:value-type="float" office:value="1414">
                <text:p>1414</text:p>
              </table:table-cell>
              <table:table-cell office:value-type="float" office:value="760">
                <text:p>76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2169">
                <text:p>2169</text:p>
              </table:table-cell>
              <table:table-cell office:value-type="float" office:value="1431">
                <text:p>1431</text:p>
              </table:table-cell>
              <table:table-cell office:value-type="float" office:value="760">
                <text:p>76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2259">
                <text:p>2259</text:p>
              </table:table-cell>
              <table:table-cell office:value-type="float" office:value="1441">
                <text:p>1441</text:p>
              </table:table-cell>
              <table:table-cell office:value-type="float" office:value="760">
                <text:p>76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349">
                <text:p>2349</text:p>
              </table:table-cell>
              <table:table-cell office:value-type="float" office:value="1446">
                <text:p>1446</text:p>
              </table:table-cell>
              <table:table-cell office:value-type="float" office:value="760">
                <text:p>76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439">
                <text:p>2439</text:p>
              </table:table-cell>
              <table:table-cell office:value-type="float" office:value="1542">
                <text:p>1542</text:p>
              </table:table-cell>
              <table:table-cell office:value-type="float" office:value="760">
                <text:p>76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2529">
                <text:p>2529</text:p>
              </table:table-cell>
              <table:table-cell office:value-type="float" office:value="1589">
                <text:p>1589</text:p>
              </table:table-cell>
              <table:table-cell office:value-type="float" office:value="761">
                <text:p>76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2619">
                <text:p>2619</text:p>
              </table:table-cell>
              <table:table-cell office:value-type="float" office:value="1632">
                <text:p>1632</text:p>
              </table:table-cell>
              <table:table-cell office:value-type="float" office:value="761">
                <text:p>761</text:p>
              </table:table-cell>
              <table:table-cell office:value-type="float" office:value="685">
                <text:p>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Paquet hors delai</text:p>
        </chart:title>
        <chart:legend chart:legend-position="end" svg:x="13.485cm" svg:y="3.454cm" style:legend-expansion="high" chart:style-name="ch3"/>
        <chart:plot-area chart:style-name="ch4" table:cell-range-address="Finish.A1:Finish.E22" chart:data-source-has-labels="row" svg:x="1.299cm" svg:y="1.288cm" svg:width="11.866cm" svg:height="6.583cm">
          <chartooo:coordinate-region svg:x="1.947cm" svg:y="1.487cm" svg:width="10.82cm" svg:height="5.737cm"/>
          <chart:axis chart:dimension="x" chart:name="primary-x" chart:style-name="ch5">
            <chart:title svg:x="6.163cm" svg:y="8.051cm" chart:style-name="ch6">
              <text:p>Nb utilisateurs</text:p>
            </chart:title>
          </chart:axis>
          <chart:axis chart:dimension="y" chart:name="primary-y" chart:style-name="ch5">
            <chart:title svg:x="0.451cm" svg:y="5.38cm" chart:style-name="ch7">
              <text:p>PDOR (%)</text:p>
            </chart:title>
            <chart:grid chart:style-name="ch8" chart:class="major"/>
          </chart:axis>
          <chart:series chart:style-name="ch9" chart:values-cell-range-address="Finish.B1:Finish.B22" loext:label-string="rr" chart:class="chart:scatter">
            <chart:domain table:cell-range-address="Finish.A1:Finish.A22"/>
            <chart:data-point chart:repeated="22"/>
          </chart:series>
          <chart:series chart:style-name="ch10" chart:values-cell-range-address="Finish.C1:Finish.C22" loext:label-string="maxsnr" chart:class="chart:scatter">
            <chart:data-point chart:repeated="22"/>
          </chart:series>
          <chart:series chart:style-name="ch11" chart:values-cell-range-address="Finish.D1:Finish.D22" loext:label-string="oea" chart:class="chart:scatter">
            <chart:data-point chart:repeated="22"/>
          </chart:series>
          <chart:series chart:style-name="ch12" chart:values-cell-range-address="Finish.E1:Finish.E22" loext:label-string="wfo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</table:table-cell>
              <table:table-cell office:value-type="string">
                <text:p>maxsnr</text:p>
              </table:table-cell>
              <table:table-cell office:value-type="string">
                <text:p>oea</text:p>
              </table:table-cell>
              <table:table-cell office:value-type="string">
                <text:p>wf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inish.A1:Finish.A22</svg:desc>
                </draw:g>
              </table:table-cell>
              <table:table-cell office:value-type="float" office:value="0">
                <text:p>0</text:p>
                <draw:g>
                  <svg:desc>Finish.B1:Finish.B22</svg:desc>
                </draw:g>
              </table:table-cell>
              <table:table-cell office:value-type="float" office:value="0">
                <text:p>0</text:p>
                <draw:g>
                  <svg:desc>Finish.C1:Finish.C22</svg:desc>
                </draw:g>
              </table:table-cell>
              <table:table-cell office:value-type="float" office:value="0">
                <text:p>0</text:p>
                <draw:g>
                  <svg:desc>Finish.D1:Finish.D22</svg:desc>
                </draw:g>
              </table:table-cell>
              <table:table-cell office:value-type="float" office:value="0">
                <text:p>0</text:p>
                <draw:g>
                  <svg:desc>Finish.E1:Finish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76cm" svg:y="0.315cm" chart:style-name="ch2">
          <text:p>Ur utilisées</text:p>
        </chart:title>
        <chart:legend chart:legend-position="end" svg:x="13.485cm" svg:y="3.454cm" style:legend-expansion="high" chart:style-name="ch3"/>
        <chart:plot-area chart:style-name="ch4" table:cell-range-address="'UR utilisé'.A1:'UR utilisé'.E22" chart:data-source-has-labels="row" svg:x="1.299cm" svg:y="1.288cm" svg:width="11.866cm" svg:height="6.583cm">
          <chartooo:coordinate-region svg:x="1.947cm" svg:y="1.487cm" svg:width="10.82cm" svg:height="5.737cm"/>
          <chart:axis chart:dimension="x" chart:name="primary-x" chart:style-name="ch5">
            <chart:title svg:x="6.242cm" svg:y="8.051cm" chart:style-name="ch6">
              <text:p>Nb utilisateur</text:p>
            </chart:title>
          </chart:axis>
          <chart:axis chart:dimension="y" chart:name="primary-y" chart:style-name="ch5">
            <chart:title svg:x="0.451cm" svg:y="5.053cm" chart:style-name="ch7">
              <text:p>% UR</text:p>
            </chart:title>
            <chart:grid chart:style-name="ch8" chart:class="major"/>
          </chart:axis>
          <chart:series chart:style-name="ch9" chart:values-cell-range-address="'UR utilisé'.B1:'UR utilisé'.B22" loext:label-string="rr" chart:class="chart:scatter">
            <chart:domain table:cell-range-address="'UR utilisé'.A1:'UR utilisé'.A22"/>
            <chart:data-point chart:repeated="22"/>
          </chart:series>
          <chart:series chart:style-name="ch10" chart:values-cell-range-address="'UR utilisé'.C1:'UR utilisé'.C22" loext:label-string="maxsnr" chart:class="chart:scatter">
            <chart:data-point chart:repeated="22"/>
          </chart:series>
          <chart:series chart:style-name="ch11" chart:values-cell-range-address="'UR utilisé'.D1:'UR utilisé'.D22" loext:label-string="oea" chart:class="chart:scatter">
            <chart:data-point chart:repeated="22"/>
          </chart:series>
          <chart:series chart:style-name="ch12" chart:values-cell-range-address="'UR utilisé'.E1:'UR utilisé'.E22" loext:label-string="wfo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</table:table-cell>
              <table:table-cell office:value-type="string">
                <text:p>maxsnr</text:p>
              </table:table-cell>
              <table:table-cell office:value-type="string">
                <text:p>oea</text:p>
              </table:table-cell>
              <table:table-cell office:value-type="string">
                <text:p>wf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UR utilisé'.A1:'UR utilisé'.A22</svg:desc>
                </draw:g>
              </table:table-cell>
              <table:table-cell office:value-type="float" office:value="19">
                <text:p>19</text:p>
                <draw:g>
                  <svg:desc>'UR utilisé'.B1:'UR utilisé'.B22</svg:desc>
                </draw:g>
              </table:table-cell>
              <table:table-cell office:value-type="float" office:value="17">
                <text:p>17</text:p>
                <draw:g>
                  <svg:desc>'UR utilisé'.C1:'UR utilisé'.C22</svg:desc>
                </draw:g>
              </table:table-cell>
              <table:table-cell office:value-type="float" office:value="100">
                <text:p>100</text:p>
                <draw:g>
                  <svg:desc>'UR utilisé'.D1:'UR utilisé'.D22</svg:desc>
                </draw:g>
              </table:table-cell>
              <table:table-cell office:value-type="float" office:value="100">
                <text:p>100</text:p>
                <draw:g>
                  <svg:desc>'UR utilisé'.E1:'UR utilisé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92cm" svg:y="0.315cm" chart:style-name="ch2">
          <text:p>Efficacité spectrale</text:p>
        </chart:title>
        <chart:legend chart:legend-position="end" svg:x="13.485cm" svg:y="3.454cm" style:legend-expansion="high" chart:style-name="ch3"/>
        <chart:plot-area chart:style-name="ch4" table:cell-range-address="'efficacité spectrale'.A1:'efficacité spectrale'.E22" chart:data-source-has-labels="row" svg:x="1.299cm" svg:y="1.288cm" svg:width="11.866cm" svg:height="6.583cm">
          <chartooo:coordinate-region svg:x="1.748cm" svg:y="1.487cm" svg:width="11.019cm" svg:height="5.737cm"/>
          <chart:axis chart:dimension="x" chart:name="primary-x" chart:style-name="ch5">
            <chart:title svg:x="6.242cm" svg:y="8.051cm" chart:style-name="ch6">
              <text:p>Nb utilisateur</text:p>
            </chart:title>
          </chart:axis>
          <chart:axis chart:dimension="y" chart:name="primary-y" chart:style-name="ch5">
            <chart:title svg:x="0.451cm" svg:y="5.39cm" chart:style-name="ch7">
              <text:p>Nb bits / ur</text:p>
            </chart:title>
            <chart:grid chart:style-name="ch8" chart:class="major"/>
          </chart:axis>
          <chart:series chart:style-name="ch9" chart:values-cell-range-address="'efficacité spectrale'.B1:'efficacité spectrale'.B22" loext:label-string="rr" chart:class="chart:scatter">
            <chart:domain table:cell-range-address="'efficacité spectrale'.A1:'efficacité spectrale'.A22"/>
            <chart:data-point chart:repeated="22"/>
          </chart:series>
          <chart:series chart:style-name="ch10" chart:values-cell-range-address="'efficacité spectrale'.C1:'efficacité spectrale'.C22" loext:label-string="maxsnr" chart:class="chart:scatter">
            <chart:data-point chart:repeated="22"/>
          </chart:series>
          <chart:series chart:style-name="ch11" chart:values-cell-range-address="'efficacité spectrale'.D1:'efficacité spectrale'.D22" loext:label-string="oea" chart:class="chart:scatter">
            <chart:data-point chart:repeated="22"/>
          </chart:series>
          <chart:series chart:style-name="ch12" chart:values-cell-range-address="'efficacité spectrale'.E1:'efficacité spectrale'.E22" loext:label-string="wfo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</table:table-cell>
              <table:table-cell office:value-type="string">
                <text:p>maxsnr</text:p>
              </table:table-cell>
              <table:table-cell office:value-type="string">
                <text:p>oea</text:p>
              </table:table-cell>
              <table:table-cell office:value-type="string">
                <text:p>wf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efficacité spectrale'.A1:'efficacité spectrale'.A22</svg:desc>
                </draw:g>
              </table:table-cell>
              <table:table-cell office:value-type="float" office:value="6.86939759502247">
                <text:p>6.86939759502247</text:p>
                <draw:g>
                  <svg:desc>'efficacité spectrale'.B1:'efficacité spectrale'.B22</svg:desc>
                </draw:g>
              </table:table-cell>
              <table:table-cell office:value-type="float" office:value="7.97101808570828">
                <text:p>7.97101808570828</text:p>
                <draw:g>
                  <svg:desc>'efficacité spectrale'.C1:'efficacité spectrale'.C22</svg:desc>
                </draw:g>
              </table:table-cell>
              <table:table-cell office:value-type="float" office:value="8.29185437000154">
                <text:p>8.29185437000154</text:p>
                <draw:g>
                  <svg:desc>'efficacité spectrale'.D1:'efficacité spectrale'.D22</svg:desc>
                </draw:g>
              </table:table-cell>
              <table:table-cell office:value-type="float" office:value="8.00117837387339">
                <text:p>8.00117837387339</text:p>
                <draw:g>
                  <svg:desc>'efficacité spectrale'.E1:'efficacité spectrale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7122285385692">
                <text:p>6.87122285385692</text:p>
              </table:table-cell>
              <table:table-cell office:value-type="float" office:value="9.29687581988688">
                <text:p>9.29687581988688</text:p>
              </table:table-cell>
              <table:table-cell office:value-type="float" office:value="8.76241801516568">
                <text:p>8.76241801516568</text:p>
              </table:table-cell>
              <table:table-cell office:value-type="float" office:value="8.00125482247604">
                <text:p>8.00125482247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86696644758286">
                <text:p>6.86696644758286</text:p>
              </table:table-cell>
              <table:table-cell office:value-type="float" office:value="10.0322120036905">
                <text:p>10.0322120036905</text:p>
              </table:table-cell>
              <table:table-cell office:value-type="float" office:value="9.17600312401187">
                <text:p>9.17600312401187</text:p>
              </table:table-cell>
              <table:table-cell office:value-type="float" office:value="8.00294588988185">
                <text:p>8.00294588988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8694716428421">
                <text:p>6.8694716428421</text:p>
              </table:table-cell>
              <table:table-cell office:value-type="float" office:value="10.5194972919923">
                <text:p>10.5194972919923</text:p>
              </table:table-cell>
              <table:table-cell office:value-type="float" office:value="9.50862997755842">
                <text:p>9.50862997755842</text:p>
              </table:table-cell>
              <table:table-cell office:value-type="float" office:value="7.99928161296654">
                <text:p>7.99928161296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.86977394367389">
                <text:p>6.86977394367389</text:p>
              </table:table-cell>
              <table:table-cell office:value-type="float" office:value="10.877586675306">
                <text:p>10.877586675306</text:p>
              </table:table-cell>
              <table:table-cell office:value-type="float" office:value="9.66051529031166">
                <text:p>9.66051529031166</text:p>
              </table:table-cell>
              <table:table-cell office:value-type="float" office:value="8.00057917387372">
                <text:p>8.00057917387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.99995624590184">
                <text:p>6.99995624590184</text:p>
              </table:table-cell>
              <table:table-cell office:value-type="float" office:value="11.1647515966705">
                <text:p>11.1647515966705</text:p>
              </table:table-cell>
              <table:table-cell office:value-type="float" office:value="9.76889255129874">
                <text:p>9.76889255129874</text:p>
              </table:table-cell>
              <table:table-cell office:value-type="float" office:value="8.00175561314654">
                <text:p>8.00175561314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.99921388601524">
                <text:p>6.99921388601524</text:p>
              </table:table-cell>
              <table:table-cell office:value-type="float" office:value="11.4142950922442">
                <text:p>11.4142950922442</text:p>
              </table:table-cell>
              <table:table-cell office:value-type="float" office:value="9.87223739688043">
                <text:p>9.87223739688043</text:p>
              </table:table-cell>
              <table:table-cell office:value-type="float" office:value="7.99861087871093">
                <text:p>7.99861087871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.99953488126904">
                <text:p>6.99953488126904</text:p>
              </table:table-cell>
              <table:table-cell office:value-type="float" office:value="11.7356796777437">
                <text:p>11.7356796777437</text:p>
              </table:table-cell>
              <table:table-cell office:value-type="float" office:value="9.98684177190257">
                <text:p>9.98684177190257</text:p>
              </table:table-cell>
              <table:table-cell office:value-type="float" office:value="8.00725824220523">
                <text:p>8.00725824220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.0005610319667">
                <text:p>7.0005610319667</text:p>
              </table:table-cell>
              <table:table-cell office:value-type="float" office:value="12.3616259126241">
                <text:p>12.3616259126241</text:p>
              </table:table-cell>
              <table:table-cell office:value-type="float" office:value="10.1001223562659">
                <text:p>10.1001223562659</text:p>
              </table:table-cell>
              <table:table-cell office:value-type="float" office:value="8.00165325786734">
                <text:p>8.00165325786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7.0002777347857">
                <text:p>7.0002777347857</text:p>
              </table:table-cell>
              <table:table-cell office:value-type="float" office:value="12.6289662127176">
                <text:p>12.6289662127176</text:p>
              </table:table-cell>
              <table:table-cell office:value-type="float" office:value="10.2195842017956">
                <text:p>10.2195842017956</text:p>
              </table:table-cell>
              <table:table-cell office:value-type="float" office:value="7.99911652310879">
                <text:p>7.99911652310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7.00065925614363">
                <text:p>7.00065925614363</text:p>
              </table:table-cell>
              <table:table-cell office:value-type="float" office:value="12.8803869624701">
                <text:p>12.8803869624701</text:p>
              </table:table-cell>
              <table:table-cell office:value-type="float" office:value="10.3363766290577">
                <text:p>10.3363766290577</text:p>
              </table:table-cell>
              <table:table-cell office:value-type="float" office:value="8.00161484610966">
                <text:p>8.00161484610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6.99991024287223">
                <text:p>6.99991024287223</text:p>
              </table:table-cell>
              <table:table-cell office:value-type="float" office:value="13.1229078853378">
                <text:p>13.1229078853378</text:p>
              </table:table-cell>
              <table:table-cell office:value-type="float" office:value="10.4632736916194">
                <text:p>10.4632736916194</text:p>
              </table:table-cell>
              <table:table-cell office:value-type="float" office:value="8.00131427364999">
                <text:p>8.00131427364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6.99967984556963">
                <text:p>6.99967984556963</text:p>
              </table:table-cell>
              <table:table-cell office:value-type="float" office:value="13.3532784316086">
                <text:p>13.3532784316086</text:p>
              </table:table-cell>
              <table:table-cell office:value-type="float" office:value="10.5931750300914">
                <text:p>10.5931750300914</text:p>
              </table:table-cell>
              <table:table-cell office:value-type="float" office:value="7.99604568036714">
                <text:p>7.99604568036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6.99940439106643">
                <text:p>6.99940439106643</text:p>
              </table:table-cell>
              <table:table-cell office:value-type="float" office:value="13.5815830196723">
                <text:p>13.5815830196723</text:p>
              </table:table-cell>
              <table:table-cell office:value-type="float" office:value="10.740401582498">
                <text:p>10.740401582498</text:p>
              </table:table-cell>
              <table:table-cell office:value-type="float" office:value="7.99884778885257">
                <text:p>7.99884778885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7.00089493484017">
                <text:p>7.00089493484017</text:p>
              </table:table-cell>
              <table:table-cell office:value-type="float" office:value="13.803833205431">
                <text:p>13.803833205431</text:p>
              </table:table-cell>
              <table:table-cell office:value-type="float" office:value="10.9104543764107">
                <text:p>10.9104543764107</text:p>
              </table:table-cell>
              <table:table-cell office:value-type="float" office:value="8.0013359562706">
                <text:p>8.0013359562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7.00058628743026">
                <text:p>7.00058628743026</text:p>
              </table:table-cell>
              <table:table-cell office:value-type="float" office:value="14.0253063911807">
                <text:p>14.0253063911807</text:p>
              </table:table-cell>
              <table:table-cell office:value-type="float" office:value="11.1134423174759">
                <text:p>11.1134423174759</text:p>
              </table:table-cell>
              <table:table-cell office:value-type="float" office:value="8.0001554573129">
                <text:p>8.0001554573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7.00038991714725">
                <text:p>7.00038991714725</text:p>
              </table:table-cell>
              <table:table-cell office:value-type="float" office:value="14.2592964102905">
                <text:p>14.2592964102905</text:p>
              </table:table-cell>
              <table:table-cell office:value-type="float" office:value="11.1225501635109">
                <text:p>11.1225501635109</text:p>
              </table:table-cell>
              <table:table-cell office:value-type="float" office:value="8.00146227251831">
                <text:p>8.0014622725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6.99972919825621">
                <text:p>6.99972919825621</text:p>
              </table:table-cell>
              <table:table-cell office:value-type="float" office:value="14.4889507064864">
                <text:p>14.4889507064864</text:p>
              </table:table-cell>
              <table:table-cell office:value-type="float" office:value="11.1307227998248">
                <text:p>11.1307227998248</text:p>
              </table:table-cell>
              <table:table-cell office:value-type="float" office:value="7.99960360039697">
                <text:p>7.99960360039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6.99914403481108">
                <text:p>6.99914403481108</text:p>
              </table:table-cell>
              <table:table-cell office:value-type="float" office:value="14.7614937469009">
                <text:p>14.7614937469009</text:p>
              </table:table-cell>
              <table:table-cell office:value-type="float" office:value="11.1361412868329">
                <text:p>11.1361412868329</text:p>
              </table:table-cell>
              <table:table-cell office:value-type="float" office:value="8.00278961710654">
                <text:p>8.00278961710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.00087897555061">
                <text:p>7.00087897555061</text:p>
              </table:table-cell>
              <table:table-cell office:value-type="float" office:value="15.2318461921628">
                <text:p>15.2318461921628</text:p>
              </table:table-cell>
              <table:table-cell office:value-type="float" office:value="11.1379978378871">
                <text:p>11.1379978378871</text:p>
              </table:table-cell>
              <table:table-cell office:value-type="float" office:value="7.99980073461533">
                <text:p>7.999800734615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7.00119872955164">
                <text:p>7.00119872955164</text:p>
              </table:table-cell>
              <table:table-cell office:value-type="float" office:value="15.2735119539171">
                <text:p>15.2735119539171</text:p>
              </table:table-cell>
              <table:table-cell office:value-type="float" office:value="11.1446385350817">
                <text:p>11.1446385350817</text:p>
              </table:table-cell>
              <table:table-cell office:value-type="float" office:value="7.99968341587492">
                <text:p>7.99968341587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7.00049118749222">
                <text:p>7.00049118749222</text:p>
              </table:table-cell>
              <table:table-cell office:value-type="float" office:value="15.3048134656063">
                <text:p>15.3048134656063</text:p>
              </table:table-cell>
              <table:table-cell office:value-type="float" office:value="11.1484502671865">
                <text:p>11.1484502671865</text:p>
              </table:table-cell>
              <table:table-cell office:value-type="float" office:value="7.99878731987935">
                <text:p>7.99878731987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